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Címsor1" style:master-page-name="MP0" style:family="paragraph">
      <style:paragraph-properties fo:break-before="page" fo:text-align="center"/>
    </style:style>
    <style:style style:name="P2" style:parent-style-name="Címsor1" style:family="paragraph">
      <style:paragraph-properties fo:text-align="center"/>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T6" style:parent-style-name="Bekezdésalapbetűtípusa" style:family="text">
      <style:text-properties fo:font-weight="bold" style:font-weight-asian="bold" style:font-weight-complex="bold"/>
    </style:style>
    <style:style style:name="T7" style:parent-style-name="Bekezdésalapbetűtípusa" style:family="text">
      <style:text-properties fo:font-weight="bold" style:font-weight-asian="bold" style:font-weight-complex="bold"/>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T10" style:parent-style-name="Bekezdésalapbetűtípusa" style:family="text">
      <style:text-properties fo:font-weight="bold" style:font-weight-asian="bold" style:font-weight-complex="bold"/>
    </style:style>
    <style:style style:name="T11" style:parent-style-name="Bekezdésalapbetűtípusa" style:family="text">
      <style:text-properties fo:font-weight="bold" style:font-weight-asian="bold" style:font-weight-complex="bold"/>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PreformattedText" style:family="paragraph">
      <style:paragraph-properties fo:text-align="justify" fo:background-color="#CCCCCC"/>
    </style:style>
    <style:style style:name="P19" style:parent-style-name="PreformattedText" style:family="paragraph">
      <style:paragraph-properties fo:background-color="#CCCCCC"/>
      <style:text-properties fo:color="#555555"/>
    </style:style>
    <style:style style:name="P20" style:parent-style-name="PreformattedText" style:family="paragraph">
      <style:paragraph-properties fo:background-color="#CCCCCC"/>
      <style:text-properties fo:color="#555555"/>
    </style:style>
    <style:style style:name="P21" style:parent-style-name="PreformattedText" style:family="paragraph">
      <style:paragraph-properties fo:background-color="#CCCCCC"/>
    </style:style>
    <style:style style:name="P22" style:parent-style-name="Standard" style:family="paragraph">
      <style:paragraph-properties fo:text-align="justify"/>
    </style:style>
    <style:style style:name="T23" style:parent-style-name="Bekezdésalapbetűtípusa" style:family="text">
      <style:text-properties fo:color="#555555"/>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PreformattedText" style:family="paragraph">
      <style:paragraph-properties fo:background-color="#CCCCCC"/>
      <style:text-properties fo:color="#555555"/>
    </style:style>
    <style:style style:name="P29" style:parent-style-name="PreformattedText" style:family="paragraph">
      <style:paragraph-properties fo:background-color="#CCCCCC"/>
      <style:text-properties fo:color="#555555"/>
    </style:style>
    <style:style style:name="P30" style:parent-style-name="PreformattedText" style:family="paragraph">
      <style:paragraph-properties fo:background-color="#CCCCCC"/>
      <style:text-properties fo:color="#555555"/>
    </style:style>
    <style:style style:name="P31" style:parent-style-name="PreformattedText" style:family="paragraph">
      <style:paragraph-properties fo:background-color="#CCCCCC"/>
      <style:text-properties fo:color="#555555"/>
    </style:style>
    <style:style style:name="P32" style:parent-style-name="PreformattedText" style:family="paragraph">
      <style:paragraph-properties fo:background-color="#CCCCCC"/>
      <style:text-properties fo:color="#555555"/>
    </style:style>
    <style:style style:name="P33" style:parent-style-name="PreformattedText" style:family="paragraph">
      <style:paragraph-properties fo:background-color="#CCCCCC"/>
      <style:text-properties fo:color="#555555"/>
    </style:style>
    <style:style style:name="P34" style:parent-style-name="PreformattedText" style:family="paragraph">
      <style:paragraph-properties fo:background-color="#CCCCCC"/>
      <style:text-properties fo:color="#555555"/>
    </style:style>
    <style:style style:name="P35" style:parent-style-name="PreformattedText" style:family="paragraph">
      <style:paragraph-properties fo:background-color="#CCCCCC"/>
      <style:text-properties fo:color="#555555"/>
    </style:style>
    <style:style style:name="P36" style:parent-style-name="Standard" style:family="paragraph">
      <style:paragraph-properties fo:text-align="justify"/>
    </style:style>
    <style:style style:name="T37" style:parent-style-name="Bekezdésalapbetűtípusa" style:family="text">
      <style:text-properties fo:color="#555555"/>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tab-stops>
          <style:tab-stop style:type="left" style:position="0.7798in"/>
        </style:tab-stops>
      </style:paragraph-properties>
    </style:style>
    <style:style style:name="P41" style:parent-style-name="Standard" style:family="paragraph">
      <style:paragraph-properties fo:text-align="justify">
        <style:tab-stops>
          <style:tab-stop style:type="left" style:position="0.7798in"/>
        </style:tab-stops>
      </style:paragraph-properties>
    </style:style>
    <style:style style:name="P42" style:parent-style-name="Standard" style:family="paragraph">
      <style:paragraph-properties fo:text-align="justify">
        <style:tab-stops>
          <style:tab-stop style:type="left" style:position="0.7798in"/>
        </style:tab-stops>
      </style:paragraph-properties>
    </style:style>
    <style:style style:name="P43" style:parent-style-name="Standard" style:family="paragraph">
      <style:paragraph-properties fo:text-align="justify">
        <style:tab-stops>
          <style:tab-stop style:type="left" style:position="0.7798in"/>
        </style:tab-stops>
      </style:paragraph-properties>
    </style:style>
    <style:style style:name="P44" style:parent-style-name="Standard" style:family="paragraph">
      <style:paragraph-properties fo:text-align="justify">
        <style:tab-stops>
          <style:tab-stop style:type="left" style:position="1.2798in"/>
        </style:tab-stops>
      </style:paragraph-properties>
    </style:style>
    <style:style style:name="P45" style:parent-style-name="Standard" style:family="paragraph">
      <style:paragraph-properties fo:text-align="justify">
        <style:tab-stops>
          <style:tab-stop style:type="left" style:position="1.2798in"/>
        </style:tab-stops>
      </style:paragraph-properties>
    </style:style>
    <style:style style:name="P46" style:parent-style-name="Standard" style:family="paragraph">
      <style:paragraph-properties fo:text-align="justify"/>
    </style:style>
    <style:style style:name="T47" style:parent-style-name="Bekezdésalapbetűtípusa" style:family="text">
      <style:text-properties fo:font-weight="bold" style:font-weight-asian="bold" style:font-weight-complex="bold"/>
    </style:style>
    <style:style style:name="T48" style:parent-style-name="Bekezdésalapbetűtípusa" style:family="text">
      <style:text-properties fo:font-weight="bold" style:font-weight-asian="bold" style:font-weight-complex="bold"/>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PreformattedText" style:family="paragraph">
      <style:paragraph-properties fo:text-align="justify" fo:background-color="#CCCCCC"/>
    </style:style>
    <style:style style:name="P57" style:parent-style-name="PreformattedText" style:family="paragraph">
      <style:paragraph-properties fo:background-color="#CCCCCC"/>
      <style:text-properties fo:color="#555555"/>
    </style:style>
    <style:style style:name="P58" style:parent-style-name="PreformattedText" style:family="paragraph">
      <style:paragraph-properties fo:background-color="#CCCCCC"/>
      <style:text-properties fo:color="#555555"/>
    </style:style>
    <style:style style:name="P59" style:parent-style-name="PreformattedText" style:family="paragraph">
      <style:paragraph-properties fo:background-color="#CCCCCC"/>
      <style:text-properties fo:color="#555555"/>
    </style:style>
    <style:style style:name="P60" style:parent-style-name="PreformattedText" style:family="paragraph">
      <style:paragraph-properties fo:margin-bottom="0.1965in" fo:background-color="#CCCCCC"/>
    </style:style>
    <style:style style:name="P61" style:parent-style-name="Standard" style:family="paragraph">
      <style:paragraph-properties fo:text-align="justify"/>
    </style:style>
    <style:style style:name="P62" style:parent-style-name="PreformattedText" style:family="paragraph">
      <style:paragraph-properties fo:background-color="#CCCCCC"/>
      <style:text-properties fo:color="#555555"/>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PreformattedText" style:family="paragraph">
      <style:paragraph-properties fo:text-align="justify" fo:background-color="#CCCCCC"/>
    </style:style>
    <style:style style:name="P69" style:parent-style-name="PreformattedText" style:family="paragraph">
      <style:paragraph-properties fo:background-color="#CCCCCC"/>
      <style:text-properties fo:color="#555555"/>
    </style:style>
    <style:style style:name="P70" style:parent-style-name="PreformattedText" style:family="paragraph">
      <style:paragraph-properties fo:background-color="#CCCCCC"/>
    </style:style>
    <style:style style:name="T71" style:parent-style-name="Bekezdésalapbetűtípusa" style:family="text">
      <style:text-properties fo:color="#555555"/>
    </style:style>
    <style:style style:name="T72" style:parent-style-name="Bekezdésalapbetűtípusa" style:family="text">
      <style:text-properties fo:color="#555555"/>
    </style:style>
    <style:style style:name="P73" style:parent-style-name="PreformattedText" style:family="paragraph">
      <style:paragraph-properties fo:background-color="#CCCCCC"/>
      <style:text-properties fo:color="#555555"/>
    </style:style>
    <style:style style:name="P74" style:parent-style-name="PreformattedText" style:family="paragraph">
      <style:paragraph-properties fo:background-color="#CCCCCC"/>
      <style:text-properties fo:color="#555555"/>
    </style:style>
    <style:style style:name="P75" style:parent-style-name="PreformattedText" style:family="paragraph">
      <style:paragraph-properties fo:background-color="#CCCCCC"/>
      <style:text-properties fo:color="#555555"/>
    </style:style>
    <style:style style:name="P76" style:parent-style-name="PreformattedText" style:family="paragraph">
      <style:paragraph-properties fo:background-color="#CCCCCC"/>
      <style:text-properties fo:color="#555555"/>
    </style:style>
    <style:style style:name="P77" style:parent-style-name="PreformattedText" style:family="paragraph">
      <style:paragraph-properties fo:margin-bottom="0.1965in" fo:background-color="#CCCCCC"/>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T80" style:parent-style-name="Bekezdésalapbetűtípusa" style:family="text">
      <style:text-properties fo:font-weight="bold" style:font-weight-asian="bold" style:font-weight-complex="bold"/>
    </style:style>
    <style:style style:name="T81" style:parent-style-name="Bekezdésalapbetűtípusa" style:family="text">
      <style:text-properties fo:font-weight="bold" style:font-weight-asian="bold" style:font-weight-complex="bold"/>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PreformattedText" style:family="paragraph">
      <style:paragraph-properties fo:text-align="justify" fo:background-color="#CCCCCC"/>
    </style:style>
    <style:style style:name="P87" style:parent-style-name="PreformattedText" style:family="paragraph">
      <style:paragraph-properties fo:background-color="#CCCCCC"/>
      <style:text-properties fo:color="#555555"/>
    </style:style>
    <style:style style:name="P88" style:parent-style-name="PreformattedText" style:family="paragraph">
      <style:paragraph-properties fo:background-color="#CCCCCC"/>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PreformattedText" style:family="paragraph">
      <style:paragraph-properties fo:background-color="#CCCCCC"/>
    </style:style>
    <style:style style:name="P93" style:parent-style-name="PreformattedText" style:family="paragraph">
      <style:paragraph-properties fo:background-color="#CCCCCC"/>
      <style:text-properties fo:color="#555555"/>
    </style:style>
    <style:style style:name="P94" style:parent-style-name="PreformattedText" style:family="paragraph">
      <style:paragraph-properties fo:background-color="#CCCCCC"/>
      <style:text-properties fo:color="#555555"/>
    </style:style>
    <style:style style:name="P95" style:parent-style-name="PreformattedText" style:family="paragraph">
      <style:paragraph-properties fo:background-color="#CCCCCC"/>
      <style:text-properties fo:color="#555555"/>
    </style:style>
    <style:style style:name="P96" style:parent-style-name="PreformattedText" style:family="paragraph">
      <style:paragraph-properties fo:background-color="#CCCCCC"/>
      <style:text-properties fo:color="#555555"/>
    </style:style>
    <style:style style:name="T97" style:parent-style-name="Bekezdésalapbetűtípusa" style:family="text">
      <style:text-properties fo:font-weight="bold" style:font-weight-asian="bold" style:font-weight-complex="bold"/>
    </style:style>
    <style:style style:name="T98" style:parent-style-name="Bekezdésalapbetűtípusa" style:family="text">
      <style:text-properties fo:font-weight="bold" style:font-weight-asian="bold" style:font-weight-complex="bold"/>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TableColumn104" style:family="table-column">
      <style:table-column-properties style:column-width="1.375in"/>
    </style:style>
    <style:style style:name="TableColumn105" style:family="table-column">
      <style:table-column-properties style:column-width="3.0819in"/>
    </style:style>
    <style:style style:name="TableColumn106" style:family="table-column">
      <style:table-column-properties style:column-width="2.2291in"/>
    </style:style>
    <style:style style:name="Table103" style:family="table">
      <style:table-properties style:width="6.6861in" fo:margin-left="0in" table:align="left"/>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text-align="justify"/>
      <style:text-properties fo:font-weight="bold" style:font-weight-asian="bold" style:font-weight-complex="bold"/>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text-align="justify"/>
      <style:text-properties fo:font-weight="bold" style:font-weight-asian="bold" style:font-weight-complex="bold"/>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text-align="justify"/>
      <style:text-properties fo:font-weight="bold" style:font-weight-asian="bold" style:font-weight-complex="bold"/>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text-align="justify"/>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fo:text-align="justify"/>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text-align="justify"/>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text-align="justify"/>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text-align="justify"/>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text-align="justify"/>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text-align="justify"/>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text-align="justify"/>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text-align="justify"/>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text-align="justify"/>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text-align="justify"/>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PreformattedText" style:family="paragraph">
      <style:paragraph-properties fo:background-color="#CCCCCC"/>
    </style:style>
    <style:style style:name="P159" style:parent-style-name="PreformattedText" style:family="paragraph">
      <style:paragraph-properties fo:background-color="#CCCCCC"/>
      <style:text-properties fo:color="#555555"/>
    </style:style>
    <style:style style:name="P160" style:parent-style-name="PreformattedText" style:family="paragraph">
      <style:paragraph-properties fo:background-color="#CCCCCC"/>
      <style:text-properties fo:color="#555555"/>
    </style:style>
    <style:style style:name="P161" style:parent-style-name="PreformattedText" style:family="paragraph">
      <style:paragraph-properties fo:background-color="#CCCCCC"/>
      <style:text-properties fo:color="#555555"/>
    </style:style>
    <style:style style:name="P162" style:parent-style-name="PreformattedText" style:family="paragraph">
      <style:paragraph-properties fo:background-color="#CCCCCC"/>
      <style:text-properties fo:color="#555555"/>
    </style:style>
    <style:style style:name="P163" style:parent-style-name="PreformattedText" style:family="paragraph">
      <style:paragraph-properties fo:background-color="#CCCCCC"/>
      <style:text-properties fo:color="#555555"/>
    </style:style>
    <style:style style:name="P164" style:parent-style-name="PreformattedText" style:family="paragraph">
      <style:paragraph-properties fo:background-color="#CCCCCC"/>
      <style:text-properties fo:color="#555555"/>
    </style:style>
    <style:style style:name="P165" style:parent-style-name="PreformattedText" style:family="paragraph">
      <style:paragraph-properties fo:background-color="#CCCCCC"/>
      <style:text-properties fo:color="#555555"/>
    </style:style>
    <style:style style:name="P166" style:parent-style-name="PreformattedText" style:family="paragraph">
      <style:paragraph-properties fo:background-color="#CCCCCC"/>
      <style:text-properties fo:color="#555555"/>
    </style:style>
    <style:style style:name="P167" style:parent-style-name="PreformattedText" style:family="paragraph">
      <style:paragraph-properties fo:background-color="#CCCCCC"/>
      <style:text-properties fo:color="#555555"/>
    </style:style>
    <style:style style:name="P168" style:parent-style-name="PreformattedText" style:family="paragraph">
      <style:paragraph-properties fo:background-color="#CCCCCC"/>
      <style:text-properties fo:color="#555555"/>
    </style:style>
    <style:style style:name="P169" style:parent-style-name="PreformattedText" style:family="paragraph">
      <style:paragraph-properties fo:background-color="#CCCCCC"/>
      <style:text-properties fo:color="#555555"/>
    </style:style>
    <style:style style:name="P170" style:parent-style-name="PreformattedText" style:family="paragraph">
      <style:paragraph-properties fo:background-color="#CCCCCC"/>
      <style:text-properties fo:color="#555555"/>
    </style:style>
    <style:style style:name="P171" style:parent-style-name="PreformattedText" style:family="paragraph">
      <style:paragraph-properties fo:background-color="#CCCCCC"/>
      <style:text-properties fo:color="#555555"/>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T176" style:parent-style-name="Bekezdésalapbetűtípusa" style:family="text">
      <style:text-properties fo:font-weight="bold" style:font-weight-asian="bold" style:font-weight-complex="bold"/>
    </style:style>
    <style:style style:name="T177" style:parent-style-name="Bekezdésalapbetűtípusa" style:family="text">
      <style:text-properties fo:font-weight="bold" style:font-weight-asian="bold" style:font-weight-complex="bold"/>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TableColumn185" style:family="table-column">
      <style:table-column-properties style:column-width="1.375in"/>
    </style:style>
    <style:style style:name="TableColumn186" style:family="table-column">
      <style:table-column-properties style:column-width="3.0819in"/>
    </style:style>
    <style:style style:name="TableColumn187" style:family="table-column">
      <style:table-column-properties style:column-width="2.2291in"/>
    </style:style>
    <style:style style:name="Table184" style:family="table">
      <style:table-properties style:width="6.6861in" fo:margin-left="0in" table:align="left"/>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text-align="justify"/>
      <style:text-properties fo:font-weight="bold" style:font-weight-asian="bold" style:font-weight-complex="bold"/>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text-align="justify"/>
      <style:text-properties fo:font-weight="bold" style:font-weight-asian="bold" style:font-weight-complex="bold"/>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text-align="justify"/>
      <style:text-properties fo:font-weight="bold" style:font-weight-asian="bold" style:font-weight-complex="bold"/>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fo:text-align="justify"/>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text-align="justify"/>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T205" style:parent-style-name="Bekezdésalapbetűtípusa" style:family="text">
      <style:text-properties fo:font-weight="bold" style:font-weight-asian="bold" style:font-weight-complex="bold"/>
    </style:style>
    <style:style style:name="T206" style:parent-style-name="Bekezdésalapbetűtípusa" style:family="text">
      <style:text-properties fo:font-weight="bold" style:font-weight-asian="bold" style:font-weight-complex="bold"/>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TableColumn213" style:family="table-column">
      <style:table-column-properties style:column-width="1.375in"/>
    </style:style>
    <style:style style:name="TableColumn214" style:family="table-column">
      <style:table-column-properties style:column-width="3.0819in"/>
    </style:style>
    <style:style style:name="TableColumn215" style:family="table-column">
      <style:table-column-properties style:column-width="2.2291in"/>
    </style:style>
    <style:style style:name="Table212" style:family="table">
      <style:table-properties style:width="6.6861in" fo:margin-left="0in" table:align="left"/>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text-align="justify"/>
      <style:text-properties fo:font-weight="bold" style:font-weight-asian="bold" style:font-weight-complex="bold"/>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text-align="justify"/>
      <style:text-properties fo:font-weight="bold" style:font-weight-asian="bold" style:font-weight-complex="bold"/>
    </style:style>
    <style:style style:name="TableCell221" style:family="table-cell">
      <style:table-cell-properties fo:border="0.0069in solid #000000" style:writing-mode="lr-tb" fo:padding-top="0in" fo:padding-left="0.075in" fo:padding-bottom="0in" fo:padding-right="0.075in"/>
    </style:style>
    <style:style style:name="P222" style:parent-style-name="Standard" style:family="paragraph">
      <style:paragraph-properties fo:text-align="justify"/>
      <style:text-properties fo:font-weight="bold" style:font-weight-asian="bold" style:font-weight-complex="bold"/>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paragraph-properties fo:text-align="justify"/>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paragraph-properties fo:text-align="justify"/>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text-align="justify"/>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fo:text-align="justify"/>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text-align="justify"/>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text-align="justify"/>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Standard" style:family="paragraph">
      <style:paragraph-properties fo:text-align="justify"/>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paragraph-properties fo:text-align="justify"/>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text-align="justify"/>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text-align="justify"/>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paragraph-properties fo:text-align="justify"/>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PreformattedText" style:family="paragraph">
      <style:paragraph-properties fo:background-color="#CCCCCC"/>
    </style:style>
    <style:style style:name="P265" style:parent-style-name="PreformattedText" style:family="paragraph">
      <style:paragraph-properties fo:background-color="#CCCCCC"/>
      <style:text-properties fo:color="#555555"/>
    </style:style>
    <style:style style:name="P266" style:parent-style-name="PreformattedText" style:family="paragraph">
      <style:paragraph-properties fo:background-color="#CCCCCC"/>
      <style:text-properties fo:color="#555555"/>
    </style:style>
    <style:style style:name="P267" style:parent-style-name="PreformattedText" style:family="paragraph">
      <style:paragraph-properties fo:background-color="#CCCCCC"/>
      <style:text-properties fo:color="#555555"/>
    </style:style>
    <style:style style:name="P268" style:parent-style-name="PreformattedText" style:family="paragraph">
      <style:paragraph-properties fo:background-color="#CCCCCC"/>
      <style:text-properties fo:color="#555555"/>
    </style:style>
    <style:style style:name="P269" style:parent-style-name="PreformattedText" style:family="paragraph">
      <style:paragraph-properties fo:background-color="#CCCCCC"/>
      <style:text-properties fo:color="#555555"/>
    </style:style>
    <style:style style:name="P270" style:parent-style-name="PreformattedText" style:family="paragraph">
      <style:paragraph-properties fo:background-color="#CCCCCC"/>
      <style:text-properties fo:color="#555555"/>
    </style:style>
    <style:style style:name="P271" style:parent-style-name="PreformattedText" style:family="paragraph">
      <style:paragraph-properties fo:background-color="#CCCCCC"/>
      <style:text-properties fo:color="#555555"/>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T275" style:parent-style-name="Bekezdésalapbetűtípusa" style:family="text">
      <style:text-properties fo:font-weight="bold" style:font-weight-asian="bold" style:font-weight-complex="bold"/>
    </style:style>
    <style:style style:name="T276" style:parent-style-name="Bekezdésalapbetűtípusa" style:family="text">
      <style:text-properties fo:font-weight="bold" style:font-weight-asian="bold" style:font-weight-complex="bold"/>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PreformattedText" style:family="paragraph">
      <style:paragraph-properties fo:text-align="justify" fo:background-color="#CCCCCC"/>
    </style:style>
    <style:style style:name="P283" style:parent-style-name="PreformattedText" style:family="paragraph">
      <style:paragraph-properties fo:background-color="#CCCCCC"/>
      <style:text-properties fo:color="#555555"/>
    </style:style>
    <style:style style:name="P284" style:parent-style-name="PreformattedText" style:family="paragraph">
      <style:paragraph-properties fo:background-color="#CCCCCC"/>
      <style:text-properties fo:color="#555555"/>
    </style:style>
    <style:style style:name="P285" style:parent-style-name="PreformattedText" style:family="paragraph">
      <style:paragraph-properties fo:background-color="#CCCCCC"/>
      <style:text-properties fo:color="#555555"/>
    </style:style>
    <style:style style:name="P286" style:parent-style-name="PreformattedText" style:family="paragraph">
      <style:paragraph-properties fo:background-color="#CCCCCC"/>
      <style:text-properties fo:color="#555555"/>
    </style:style>
    <style:style style:name="P287" style:parent-style-name="PreformattedText" style:family="paragraph">
      <style:paragraph-properties fo:background-color="#CCCCCC"/>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PreformattedText" style:family="paragraph">
      <style:paragraph-properties fo:text-align="justify" fo:background-color="#CCCCCC"/>
    </style:style>
    <style:style style:name="P295" style:parent-style-name="PreformattedText" style:family="paragraph">
      <style:paragraph-properties fo:background-color="#CCCCCC"/>
      <style:text-properties fo:color="#555555"/>
    </style:style>
    <style:style style:name="P296" style:parent-style-name="PreformattedText" style:family="paragraph">
      <style:paragraph-properties fo:background-color="#CCCCCC"/>
      <style:text-properties fo:color="#555555"/>
    </style:style>
    <style:style style:name="P297" style:parent-style-name="PreformattedText" style:family="paragraph">
      <style:paragraph-properties fo:background-color="#CCCCCC"/>
      <style:text-properties fo:color="#555555"/>
    </style:style>
    <style:style style:name="P298" style:parent-style-name="PreformattedText" style:family="paragraph">
      <style:paragraph-properties fo:background-color="#CCCCCC"/>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T301" style:parent-style-name="Bekezdésalapbetűtípusa" style:family="text">
      <style:text-properties fo:font-weight="bold" style:font-weight-asian="bold" style:font-weight-complex="bold"/>
    </style:style>
    <style:style style:name="T302" style:parent-style-name="Bekezdésalapbetűtípusa" style:family="text">
      <style:text-properties fo:font-weight="bold" style:font-weight-asian="bold" style:font-weight-complex="bold"/>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TableColumn308" style:family="table-column">
      <style:table-column-properties style:column-width="1.375in"/>
    </style:style>
    <style:style style:name="TableColumn309" style:family="table-column">
      <style:table-column-properties style:column-width="3.0819in"/>
    </style:style>
    <style:style style:name="TableColumn310" style:family="table-column">
      <style:table-column-properties style:column-width="2.2291in"/>
    </style:style>
    <style:style style:name="Table307" style:family="table">
      <style:table-properties style:width="6.6861in" fo:margin-left="0in" table:align="left"/>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text-align="justify"/>
      <style:text-properties fo:font-weight="bold" style:font-weight-asian="bold" style:font-weight-complex="bold"/>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text-align="justify"/>
      <style:text-properties fo:font-weight="bold" style:font-weight-asian="bold" style:font-weight-complex="bold"/>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text-align="justify"/>
      <style:text-properties fo:font-weight="bold" style:font-weight-asian="bold" style:font-weight-complex="bold"/>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fo:text-align="justify"/>
    </style:style>
    <style:style style:name="TableCell321" style:family="table-cell">
      <style:table-cell-properties fo:border="0.0069in solid #000000" style:writing-mode="lr-tb" fo:padding-top="0in" fo:padding-left="0.075in" fo:padding-bottom="0in" fo:padding-right="0.075in"/>
    </style:style>
    <style:style style:name="P322" style:parent-style-name="Standard" style:family="paragraph">
      <style:paragraph-properties fo:text-align="justify"/>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office:automatic-styles>
  <office:body>
    <office:text text:use-soft-page-breaks="true">
      <text:h text:style-name="P1" text:outline-level="1"/>
      <text:h text:style-name="P2" text:outline-level="1">Arrowhead Certificate Authority Core Service 4.1.3<text:s/>­<text:s/>Release Notes<text:s/></text:h>
      <text:p text:style-name="Standard"/>
      <text:p text:style-name="P3">In Arrowhead version 4.1.3, the whole codebase of the Arrowhead framework has been rewritten using Spring Boot technology. We believe the new version is better both in code quality, performance and robustness. It is easier to use, maintain and improve.</text:p>
      <text:p text:style-name="P4">However, this means that Arrowhead version 4.1.3 is NOT compatible with providers and consumers written for version 4.1.2 because the changes affect not just the backend but the public interface of the core services, too.</text:p>
      <text:p text:style-name="P5">This document describes the new public API of the Arrowhead Certificate Authority Core Service 4.1.3.</text:p>
      <text:h text:style-name="Címsor2" text:outline-level="2">Client Services</text:h>
      <text:p text:style-name="Standard">These services can be used by providers and consumers of the Arrowhead Cloud. All date fields contain the text representation of a UTC timestamp.</text:p>
      <text:p text:style-name="Standard"/>
      <text:h text:style-name="Címsor3" text:outline-level="3">Echo</text:h>
      <text:p text:style-name="Standard"><text:span text:style-name="T6">Uri</text:span>: /certificate-authority/echo</text:p>
      <text:p text:style-name="Standard"><text:span text:style-name="T7">Type</text:span>: GET</text:p>
      <text:p text:style-name="Standard"/>
      <text:p text:style-name="P8">Returns a “Got it” message with the purpose of testing the core service availability.</text:p>
      <text:p text:style-name="P9"/>
      <text:h text:style-name="Címsor3" text:outline-level="3">Check certificate validity<text:s/></text:h>
      <text:p text:style-name="Standard"><text:span text:style-name="T10">Uri</text:span>: /certificate-authority/checkCertificate</text:p>
      <text:p text:style-name="Standard"><text:span text:style-name="T11">Type</text:span>: POST</text:p>
      <text:p text:style-name="Standard"/>
      <text:p text:style-name="P12">Returns whether the given certificate is valid or has been revoked. The client<text:s/>shall<text:s/>not trust a revoked certificate.</text:p>
      <text:p text:style-name="P13"/>
      <text:p text:style-name="P14">Metadata of each issued certificate is stored in the database which enables handling revocation.</text:p>
      <text:p text:style-name="P15"/>
      <text:p text:style-name="P16">Input JSON structure:</text:p>
      <text:p text:style-name="P17"/>
      <text:p text:style-name="P18">{</text:p>
      <text:p text:style-name="P19"><text:s text:c="2"/>"version": "integer",</text:p>
      <text:p text:style-name="P20"><text:s text:c="2"/>"certificate": "string"</text:p>
      <text:p text:style-name="P21">}</text:p>
      <text:p text:style-name="P22">The<text:s/><text:span text:style-name="T23">version</text:span><text:s/>input parameter<text:s/>currently<text:s/>shall be a 1.</text:p>
      <text:p text:style-name="P24">The certificate parameter shall contain an X.509<text:s/>certificate<text:s/>in a base64 encoded DER format.</text:p>
      <text:p text:style-name="P25"><text:s/></text:p>
      <text:p text:style-name="P26">Returned JSON structure:</text:p>
      <text:p text:style-name="P27"/>
      <text:p text:style-name="P28">{</text:p>
      <text:p text:style-name="P29"><text:s text:c="2"/>"version": "integer",</text:p>
      <text:p text:style-name="P30"><text:s text:c="2"/>"producedAt": "string",</text:p>
      <text:p text:style-name="P31"><text:s text:c="2"/>"endOfValidity": "string",</text:p>
      <text:p text:style-name="P32"><text:s text:c="2"/>"commonName": "string",</text:p>
      <text:p text:style-name="P33"><text:s text:c="2"/>"serialNumber": "string",</text:p>
      <text:soft-page-break/>
      <text:p text:style-name="P34"><text:s text:c="2"/>"status": "string"</text:p>
      <text:p text:style-name="P35">}</text:p>
      <text:p text:style-name="P36">The<text:s/><text:span text:style-name="T37">version</text:span><text:s/>field currently always 1, matching the requested version.</text:p>
      <text:p text:style-name="P38">The producedAt field contains the<text:s/>time of the response generation.</text:p>
      <text:p text:style-name="P39">The status field may hold one of the following values:</text:p>
      <text:list text:style-name="LFO2" text:continue-numbering="true">
        <text:list-item>
          <text:p text:style-name="P40">good:<text:tab/>The certificate is valid.</text:p>
        </text:list-item>
        <text:list-item>
          <text:p text:style-name="P41">revoked:<text:tab/>The certificate has been revoked.</text:p>
        </text:list-item>
        <text:list-item>
          <text:p text:style-name="P42">expired:<text:tab/>The certificate has expired or not valid yet.</text:p>
        </text:list-item>
        <text:list-item>
          <text:p text:style-name="P43">unknown:<text:tab/>The certificate is not a valid Arrowhead system certificate or has not been issued by the Certificate Authority.</text:p>
        </text:list-item>
      </text:list>
      <text:p text:style-name="P44">The endOfValidity field contains the<text:s/>expiration date of the certificate unless it has been revoked. In that case it holds the time of<text:s/>revocation.<text:s/>If the certificate is not valid yet, then the time of response generation gets returned here.</text:p>
      <text:p text:style-name="P45">The commonName and serialNumber fields are extracted from the given certificate.</text:p>
      <text:h text:style-name="Címsor2" text:outline-level="2">Private Services</text:h>
      <text:p text:style-name="P46">These services can only be used by other core services; therefore they are not part of the public API.</text:p>
      <text:p text:style-name="Standard">All date fields contain the text representation of a UTC timestamp.</text:p>
      <text:p text:style-name="Standard"/>
      <text:h text:style-name="Címsor3" text:outline-level="3">Sign CSR with the Cloud Certificate<text:s/></text:h>
      <text:p text:style-name="Standard"><text:span text:style-name="T47">Uri</text:span>: /certificate-authority/sign</text:p>
      <text:p text:style-name="Standard"><text:span text:style-name="T48">Type</text:span>: POST</text:p>
      <text:p text:style-name="Standard"/>
      <text:p text:style-name="P49">Returns the whole certificate chain beginning with the newly generated leaf certificate and ending with the root certificate.</text:p>
      <text:p text:style-name="P50"/>
      <text:p text:style-name="P51">A request for signing a certificate with restricted common name is only accepted if it is requested by sysop. Common names starting with the name of a Core System or sysop are restricted.</text:p>
      <text:p text:style-name="P52">Metadata of each generated certificate is stored in the database to allow handling revocation and validity checking.</text:p>
      <text:p text:style-name="P53"/>
      <text:p text:style-name="P54">Input JSON structure:</text:p>
      <text:p text:style-name="P55"/>
      <text:p text:style-name="P56">{</text:p>
      <text:p text:style-name="P57"><text:s text:c="2"/>"encodedCSR": "string",</text:p>
      <text:p text:style-name="P58"><text:s text:c="2"/>"validAfter": "string",</text:p>
      <text:p text:style-name="P59"><text:s text:c="2"/>"validBefore": "string"</text:p>
      <text:p text:style-name="P60">}</text:p>
      <text:p text:style-name="P61">The encodedCSR input parameter shall be a base64 encoded PKCS #10 Certificate Signing Request (CSR) string. The Common Name field in the CSR shall meet the requirements of an Arrowhead compliant Service Certificate, namely it shall be in the following format:</text:p>
      <text:p text:style-name="P62">&lt;service_name&gt;.&lt;cloud_name&gt;.&lt;cloud_operator&gt;.arrowhead.eu</text:p>
      <text:p text:style-name="P63"/>
      <text:p text:style-name="P64">The request may contain validAfter and validBefore fields to limit the validity range of the Certificate to be generated more than the default values set in Certificate Authority.</text:p>
      <text:p text:style-name="P65"/>
      <text:p text:style-name="P66">Returned JSON structure:</text:p>
      <text:p text:style-name="P67"/>
      <text:p text:style-name="P68">{</text:p>
      <text:p text:style-name="P69"><text:s text:c="2"/>“id”: “integer”,</text:p>
      <text:p text:style-name="P70"><text:span text:style-name="T71"><text:s text:c="2"/>"certificateChain"</text:span>:<text:span text:style-name="T72"><text:s/></text:span>[</text:p>
      <text:soft-page-break/>
      <text:p text:style-name="P73"><text:s text:c="4"/>"&lt;generated client certificate&gt;",</text:p>
      <text:p text:style-name="P74"><text:s text:c="4"/>"&lt;cloud certificate&gt;",</text:p>
      <text:p text:style-name="P75"><text:s text:c="4"/>"&lt;root certificate&gt;”</text:p>
      <text:p text:style-name="P76"><text:s text:c="2"/>]</text:p>
      <text:p text:style-name="P77">}</text:p>
      <text:p text:style-name="P78">The trustworthiness of the generated client certificate is ensured in the following manner. Each certificate's issuer is the same as the subject of the following one, and is signed by the issuer’s private key, except for the root certificate. The root certificate’s issuer matches the subject, and each system shall have it embedded in their trust store.</text:p>
      <text:p text:style-name="P79"/>
      <text:h text:style-name="Címsor3" text:outline-level="3">Check trusted key<text:s/></text:h>
      <text:p text:style-name="Standard"><text:span text:style-name="T80">Uri</text:span>: /certificate-authority/checkTrustedKey</text:p>
      <text:p text:style-name="Standard"><text:span text:style-name="T81">Type</text:span>: POST</text:p>
      <text:p text:style-name="Standard"/>
      <text:p text:style-name="P82">Returns whether the given public key has been registered as trusted or not.</text:p>
      <text:p text:style-name="P83"/>
      <text:p text:style-name="P84">Input JSON structure:</text:p>
      <text:p text:style-name="P85"/>
      <text:p text:style-name="P86">{</text:p>
      <text:p text:style-name="P87"><text:s text:c="2"/>"<text:bookmark-start text:name="_Hlk42469123"/>publicKey<text:bookmark-end text:name="_Hlk42469123"/>": "string"</text:p>
      <text:p text:style-name="P88">}</text:p>
      <text:p text:style-name="P89"/>
      <text:p text:style-name="P90">Returned JSON structure:</text:p>
      <text:p text:style-name="P91"/>
      <text:p text:style-name="P92">{</text:p>
      <text:p text:style-name="P93"><text:s text:c="2"/>"id": "integer",</text:p>
      <text:p text:style-name="P94"><text:s text:c="2"/>"createdAt": "string",</text:p>
      <text:p text:style-name="P95"><text:s text:c="2"/>"description": "string"</text:p>
      <text:p text:style-name="P96">}</text:p>
      <text:h text:style-name="Címsor2" text:outline-level="2">Management Services</text:h>
      <text:p text:style-name="Normál">These services can be used by selected Core Systems, or the by the Management Interface.<text:s/>All date fields contain the text representation of a UTC timestamp.</text:p>
      <text:p text:style-name="Normál"/>
      <text:h text:style-name="Címsor3" text:outline-level="3">Get issued certificates</text:h>
      <text:p text:style-name="Standard"><text:span text:style-name="T97">Uri</text:span>: /certificate-authority/mgmt/certificates</text:p>
      <text:p text:style-name="Standard"><text:span text:style-name="T98">Type</text:span>: GET</text:p>
      <text:p text:style-name="Standard"/>
      <text:p text:style-name="P99">Returns data about<text:s/>every<text:s/>certificate<text:s/>issued by the Certificate Authority.</text:p>
      <text:p text:style-name="P100"/>
      <text:p text:style-name="P101">Query params:</text:p>
      <text:p text:style-name="P102"/>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ext:p text:style-name="P109">Parameter <text:s text:c="6"/></text:p>
          </table:table-cell>
          <table:table-cell table:style-name="TableCell110">
            <text:p text:style-name="P111">Description <text:s text:c="21"/></text:p>
          </table:table-cell>
          <table:table-cell table:style-name="TableCell112">
            <text:p text:style-name="P113">Necessity</text:p>
          </table:table-cell>
        </table:table-row>
        <table:table-row table:style-name="TableRow114">
          <table:table-cell table:style-name="TableCell115">
            <text:p text:style-name="P116">page</text:p>
          </table:table-cell>
          <table:table-cell table:style-name="TableCell117">
            <text:p text:style-name="P118">zero based page index</text:p>
          </table:table-cell>
          <table:table-cell table:style-name="TableCell119">
            <text:p text:style-name="P120">optional</text:p>
          </table:table-cell>
        </table:table-row>
        <table:table-row table:style-name="TableRow121">
          <table:table-cell table:style-name="TableCell122">
            <text:p text:style-name="P123">item_per_page</text:p>
          </table:table-cell>
          <table:table-cell table:style-name="TableCell124">
            <text:p text:style-name="P125">maximum number of items returned</text:p>
          </table:table-cell>
          <table:table-cell table:style-name="TableCell126">
            <text:p text:style-name="P127">optional</text:p>
          </table:table-cell>
        </table:table-row>
        <table:table-row table:style-name="TableRow128">
          <table:table-cell table:style-name="TableCell129">
            <text:p text:style-name="P130">sort_field</text:p>
          </table:table-cell>
          <table:table-cell table:style-name="TableCell131">
            <text:p text:style-name="P132">sorts by the given column</text:p>
          </table:table-cell>
          <table:table-cell table:style-name="TableCell133">
            <text:p text:style-name="P134">optional</text:p>
          </table:table-cell>
        </table:table-row>
        <table:table-row table:style-name="TableRow135">
          <table:table-cell table:style-name="TableCell136">
            <text:p text:style-name="P137">direction</text:p>
          </table:table-cell>
          <table:table-cell table:style-name="TableCell138">
            <text:p text:style-name="P139">direction of sorting</text:p>
          </table:table-cell>
          <table:table-cell table:style-name="TableCell140">
            <text:p text:style-name="P141">optional</text:p>
          </table:table-cell>
        </table:table-row>
      </table:table>
      <text:p text:style-name="P142"/>
      <text:p text:style-name="P143">If `page` and `item_per_page` are not defined, returns all records.</text:p>
      <text:p text:style-name="P144"/>
      <text:soft-page-break/>
      <text:p text:style-name="P145">Default value for `sort_field` is `id`. All possible values are:<text:s/></text:p>
      <text:list text:style-name="LFO3" text:continue-numbering="true">
        <text:list-item>
          <text:p text:style-name="P146">id</text:p>
        </text:list-item>
        <text:list-item>
          <text:p text:style-name="P147">createdAt</text:p>
        </text:list-item>
        <text:list-item>
          <text:p text:style-name="P148">createdBy</text:p>
        </text:list-item>
        <text:list-item>
          <text:p text:style-name="P149">validfrom</text:p>
        </text:list-item>
        <text:list-item>
          <text:p text:style-name="P150">validUntil</text:p>
        </text:list-item>
        <text:list-item>
          <text:p text:style-name="P151">commonName</text:p>
        </text:list-item>
      </text:list>
      <text:p text:style-name="P152"/>
      <text:p text:style-name="P153">Default value for `direction` is `ASC`. All possible values are:</text:p>
      <text:list text:style-name="LFO4" text:continue-numbering="true">
        <text:list-item>
          <text:p text:style-name="P154">ASC</text:p>
        </text:list-item>
        <text:list-item>
          <text:p text:style-name="P155">DESC</text:p>
        </text:list-item>
      </text:list>
      <text:p text:style-name="P156">Returned JSON structure:</text:p>
      <text:p text:style-name="P157"/>
      <text:p text:style-name="P158">{</text:p>
      <text:p text:style-name="P159"><text:s text:c="2"/>"count": "integer",</text:p>
      <text:p text:style-name="P160"><text:s text:c="2"/>"issuedCertificates": [</text:p>
      <text:p text:style-name="P161"><text:s text:c="4"/>"id": "integer",</text:p>
      <text:p text:style-name="P162"><text:s text:c="4"/>"createdAt": "string",</text:p>
      <text:p text:style-name="P163"><text:s text:c="4"/>"createdBy": "string",</text:p>
      <text:p text:style-name="P164"><text:s text:c="4"/>"validfrom": "string",</text:p>
      <text:p text:style-name="P165"><text:s text:c="4"/>"validUntil": "string",</text:p>
      <text:p text:style-name="P166"><text:s text:c="4"/>"revokedAt": "string",</text:p>
      <text:p text:style-name="P167"><text:s text:c="4"/>"commonName": "string",</text:p>
      <text:p text:style-name="P168"><text:s text:c="4"/>"serialNumber": "string",</text:p>
      <text:p text:style-name="P169"><text:s text:c="4"/>"status": "string"</text:p>
      <text:p text:style-name="P170"><text:s text:c="2"/>]</text:p>
      <text:p text:style-name="P171">}</text:p>
      <text:p text:style-name="P172"/>
      <text:p text:style-name="P173">The count field holds the total number of the generated certificates.</text:p>
      <text:p text:style-name="P174">The createdBy field contains the common name of the System (or sysop) which requested the certificate.</text:p>
      <text:p text:style-name="P175"/>
      <text:h text:style-name="Címsor3" text:outline-level="3">Revoke certificate<text:s/></text:h>
      <text:p text:style-name="Standard"><text:span text:style-name="T176">Uri</text:span>: /certificate-authority/mgmt/certificates/{id}</text:p>
      <text:p text:style-name="Standard"><text:span text:style-name="T177">Type</text:span>: DELETE</text:p>
      <text:p text:style-name="Standard"/>
      <text:p text:style-name="P178">Revoke a previously issued certificate.</text:p>
      <text:p text:style-name="P179">Revocation means that subsequent requests to the Check certificate validity service return with `revoked` status.</text:p>
      <text:p text:style-name="P180">The client SHALL not trust the revoked certificate.</text:p>
      <text:p text:style-name="P181"/>
      <text:p text:style-name="P182">Query params:</text:p>
      <text:p text:style-name="P183"/>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p text:style-name="P190">Parameter <text:s text:c="6"/></text:p>
          </table:table-cell>
          <table:table-cell table:style-name="TableCell191">
            <text:p text:style-name="P192">Description <text:s text:c="21"/></text:p>
          </table:table-cell>
          <table:table-cell table:style-name="TableCell193">
            <text:p text:style-name="P194">Necessity</text:p>
          </table:table-cell>
        </table:table-row>
        <table:table-row table:style-name="TableRow195">
          <table:table-cell table:style-name="TableCell196">
            <text:p text:style-name="P197">id</text:p>
          </table:table-cell>
          <table:table-cell table:style-name="TableCell198">
            <text:p text:style-name="P199">Certificate record ID</text:p>
          </table:table-cell>
          <table:table-cell table:style-name="TableCell200">
            <text:p text:style-name="P201">mandatory</text:p>
          </table:table-cell>
        </table:table-row>
      </table:table>
      <text:p text:style-name="P202"/>
      <text:p text:style-name="P203">Returns HTTP `200 OK` on success.</text:p>
      <text:p text:style-name="P204"/>
      <text:h text:style-name="Címsor3" text:outline-level="3">Get trusted keys</text:h>
      <text:p text:style-name="Standard"><text:span text:style-name="T205">Uri</text:span>: /certificate-authority/mgmt/keys</text:p>
      <text:p text:style-name="Standard"><text:span text:style-name="T206">Type</text:span>: GET</text:p>
      <text:p text:style-name="Standard"/>
      <text:p text:style-name="P207">Returns the list of public keys that are added to be trusted.</text:p>
      <text:p text:style-name="P208">The keys may be used e.g. by the Onboarding Controller to identify a device.</text:p>
      <text:p text:style-name="P209"/>
      <text:p text:style-name="P210">Query params:</text:p>
      <text:p text:style-name="P211"/>
      <table:table table:style-name="Table212">
        <table:table-columns>
          <table:table-column table:style-name="TableColumn213"/>
          <table:table-column table:style-name="TableColumn214"/>
          <table:table-column table:style-name="TableColumn215"/>
        </table:table-columns>
        <table:table-row table:style-name="TableRow216">
          <table:table-cell table:style-name="TableCell217">
            <text:p text:style-name="P218">Parameter <text:s text:c="6"/></text:p>
          </table:table-cell>
          <table:table-cell table:style-name="TableCell219">
            <text:p text:style-name="P220">Description <text:s text:c="21"/></text:p>
          </table:table-cell>
          <table:table-cell table:style-name="TableCell221">
            <text:p text:style-name="P222">Necessity</text:p>
          </table:table-cell>
        </table:table-row>
        <table:table-row table:style-name="TableRow223">
          <table:table-cell table:style-name="TableCell224">
            <text:p text:style-name="P225">page</text:p>
          </table:table-cell>
          <table:table-cell table:style-name="TableCell226">
            <text:p text:style-name="P227">zero based page index</text:p>
          </table:table-cell>
          <table:table-cell table:style-name="TableCell228">
            <text:p text:style-name="P229">optional</text:p>
          </table:table-cell>
        </table:table-row>
        <table:table-row table:style-name="TableRow230">
          <table:table-cell table:style-name="TableCell231">
            <text:p text:style-name="P232">item_per_page</text:p>
          </table:table-cell>
          <table:table-cell table:style-name="TableCell233">
            <text:p text:style-name="P234">maximum number of items returned</text:p>
          </table:table-cell>
          <table:table-cell table:style-name="TableCell235">
            <text:p text:style-name="P236">optional</text:p>
          </table:table-cell>
        </table:table-row>
        <table:table-row table:style-name="TableRow237">
          <table:table-cell table:style-name="TableCell238">
            <text:p text:style-name="P239">sort_field</text:p>
          </table:table-cell>
          <table:table-cell table:style-name="TableCell240">
            <text:p text:style-name="P241">sorts by the given column</text:p>
          </table:table-cell>
          <table:table-cell table:style-name="TableCell242">
            <text:p text:style-name="P243">optional</text:p>
          </table:table-cell>
        </table:table-row>
        <table:table-row table:style-name="TableRow244">
          <table:table-cell table:style-name="TableCell245">
            <text:p text:style-name="P246">direction</text:p>
          </table:table-cell>
          <table:table-cell table:style-name="TableCell247">
            <text:p text:style-name="P248">direction of sorting</text:p>
          </table:table-cell>
          <table:table-cell table:style-name="TableCell249">
            <text:p text:style-name="P250">optional</text:p>
          </table:table-cell>
        </table:table-row>
      </table:table>
      <text:p text:style-name="P251"/>
      <text:p text:style-name="P252">If `page` and `item_per_page` are not defined, returns all records.</text:p>
      <text:p text:style-name="P253"/>
      <text:p text:style-name="P254">Default value for `sort_field` is `id`. All possible values are:<text:s/></text:p>
      <text:list text:style-name="LFO3" text:continue-numbering="true">
        <text:list-item>
          <text:p text:style-name="P255">id</text:p>
        </text:list-item>
        <text:list-item>
          <text:p text:style-name="P256">createdAt</text:p>
        </text:list-item>
      </text:list>
      <text:p text:style-name="P257"/>
      <text:p text:style-name="P258">Default value for `direction` is `ASC`. All possible values are:</text:p>
      <text:list text:style-name="LFO4" text:continue-numbering="true">
        <text:list-item>
          <text:p text:style-name="P259">ASC</text:p>
        </text:list-item>
        <text:list-item>
          <text:p text:style-name="P260">DESC</text:p>
        </text:list-item>
      </text:list>
      <text:p text:style-name="P261"/>
      <text:p text:style-name="P262">Returned JSON structure:</text:p>
      <text:p text:style-name="P263"/>
      <text:p text:style-name="P264">{</text:p>
      <text:p text:style-name="P265"><text:s text:c="2"/>"count": "integer",</text:p>
      <text:p text:style-name="P266"><text:s text:c="2"/>"trustedKeys": [</text:p>
      <text:p text:style-name="P267"><text:s text:c="4"/>"id": "integer",</text:p>
      <text:p text:style-name="P268"><text:s text:c="4"/>"createdAt": "string",</text:p>
      <text:p text:style-name="P269"><text:s text:c="4"/>"description": "string"</text:p>
      <text:p text:style-name="P270"><text:s text:c="2"/>]</text:p>
      <text:p text:style-name="P271">}</text:p>
      <text:p text:style-name="P272"/>
      <text:p text:style-name="P273">The count field holds the total number of the trusted keys.</text:p>
      <text:p text:style-name="P274"/>
      <text:h text:style-name="Címsor3" text:outline-level="3">Add trusted key</text:h>
      <text:p text:style-name="Standard"><text:span text:style-name="T275">Uri</text:span>: /certificate-authority/mgmt/keys</text:p>
      <text:p text:style-name="Standard"><text:span text:style-name="T276">Type</text:span>: PUT</text:p>
      <text:p text:style-name="Standard"/>
      <text:p text:style-name="P277">Add a public key to the list of trusted keys.</text:p>
      <text:p text:style-name="P278">This key may be used by e.g. the Onboarding Controller to onboard a device with known public key.</text:p>
      <text:p text:style-name="P279"/>
      <text:p text:style-name="P280">Input JSON structure:</text:p>
      <text:p text:style-name="P281"/>
      <text:p text:style-name="P282">{</text:p>
      <text:p text:style-name="P283"><text:s text:c="2"/>"publicKey": "string",</text:p>
      <text:p text:style-name="P284"><text:s text:c="2"/>"description": "string",</text:p>
      <text:p text:style-name="P285"><text:s text:c="2"/>"validAfter": "string",</text:p>
      <text:p text:style-name="P286"><text:s text:c="2"/>"validBefore": "string"</text:p>
      <text:p text:style-name="P287">}</text:p>
      <text:p text:style-name="P288">The<text:s/>publicKey<text:s/>input parameter holds the public key that should be trusted.</text:p>
      <text:p text:style-name="P289">The description<text:s/>parameter<text:s/>gives<text:s/>information<text:s/>about the purpose of the new entry.</text:p>
      <text:p text:style-name="P290">The validAfter and validBefore fields set the validity range of the trusted key.</text:p>
      <text:p text:style-name="P291"/>
      <text:p text:style-name="P292">Returned JSON structure:</text:p>
      <text:p text:style-name="P293"/>
      <text:p text:style-name="P294">{</text:p>
      <text:p text:style-name="P295"><text:s text:c="2"/>"id": "integer",</text:p>
      <text:p text:style-name="P296"><text:s text:c="2"/>"validAfter": "string",</text:p>
      <text:p text:style-name="P297"><text:s text:c="2"/>"validBefore": "string"</text:p>
      <text:p text:style-name="P298">}</text:p>
      <text:p text:style-name="P299">The id is the record ID of the newly added trusted key.</text:p>
      <text:p text:style-name="P300"/>
      <text:h text:style-name="Címsor3" text:outline-level="3">Delete trusted key</text:h>
      <text:p text:style-name="Standard"><text:span text:style-name="T301">Uri</text:span>: /certificate-authority/mgmt/keys/{id}</text:p>
      <text:p text:style-name="Standard"><text:span text:style-name="T302">Type</text:span>: DELETE</text:p>
      <text:p text:style-name="Standard"/>
      <text:p text:style-name="P303">Delete a public key from the list of trusted keys.</text:p>
      <text:p text:style-name="P304"/>
      <text:p text:style-name="P305">Query params:</text:p>
      <text:p text:style-name="P306"/>
      <table:table table:style-name="Table307">
        <table:table-columns>
          <table:table-column table:style-name="TableColumn308"/>
          <table:table-column table:style-name="TableColumn309"/>
          <table:table-column table:style-name="TableColumn310"/>
        </table:table-columns>
        <table:table-row table:style-name="TableRow311">
          <table:table-cell table:style-name="TableCell312">
            <text:p text:style-name="P313">Parameter <text:s text:c="6"/></text:p>
          </table:table-cell>
          <table:table-cell table:style-name="TableCell314">
            <text:p text:style-name="P315">Description <text:s text:c="21"/></text:p>
          </table:table-cell>
          <table:table-cell table:style-name="TableCell316">
            <text:p text:style-name="P317">Necessity</text:p>
          </table:table-cell>
        </table:table-row>
        <table:table-row table:style-name="TableRow318">
          <table:table-cell table:style-name="TableCell319">
            <text:p text:style-name="P320">id</text:p>
          </table:table-cell>
          <table:table-cell table:style-name="TableCell321">
            <text:p text:style-name="P322">Key<text:s/>record ID</text:p>
          </table:table-cell>
          <table:table-cell table:style-name="TableCell323">
            <text:p text:style-name="P324">mandatory</text:p>
          </table:table-cell>
        </table:table-row>
      </table:table>
      <text:p text:style-name="P325"/>
      <text:p text:style-name="P326">Returns HTTP `204 No Content` on success.</text:p>
      <text:p text:style-name="P3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Címsor1" style:display-name="Címsor 1" style:family="paragraph" style:parent-style-name="Heading" style:next-style-name="Textbody" style:default-outline-level="1">
      <style:text-properties fo:font-weight="bold" style:font-weight-asian="bold" style:font-weight-complex="bold" fo:hyphenate="false"/>
    </style:style>
    <style:style style:name="Címsor2" style:display-name="Címsor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Címsor3" style:display-name="Címsor 3" style:family="paragraph" style:parent-style-name="Heading" style:next-style-name="Textbody" style:default-outline-level="3">
      <style:text-properties fo:font-weight="bold" style:font-weight-asian="bold" style:font-weight-complex="bold" fo:hyphenate="false"/>
    </style:style>
    <style:style style:name="Normál" style:display-name="Normál" style:family="paragraph">
      <style:text-properties fo:hyphenate="false"/>
    </style:style>
    <style:style style:name="Bekezdésalapbetűtípusa" style:display-name="Bekezdés alapbetűtípusa"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Képaláírás" style:display-name="Képaláírá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 B</meta:initial-creator>
    <dc:creator>Kovacs, Kristof</dc:creator>
    <meta:creation-date>2019-09-18T09:30:00Z</meta:creation-date>
    <dc:date>2020-06-07T23:37:00Z</dc:date>
    <meta:template xlink:href="Normal" xlink:type="simple"/>
    <meta:editing-cycles>69</meta:editing-cycles>
    <meta:editing-duration>PT60000S</meta:editing-duration>
    <meta:document-statistic meta:page-count="6" meta:paragraph-count="16" meta:word-count="1234" meta:character-count="8252" meta:row-count="58" meta:non-whitespace-character-count="7034"/>
  </office:meta>
</office:document-meta>
</file>